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60" calcext:value-type="float">
            <text:p>160</text:p>
          </table:table-cell>
          <table:table-cell table:style-name="ce31" table:formula="of:=QUOTIENT(ORG.LIBREOFFICE.RAWSUBTRACT( [.D313];30);3)" office:value-type="float" office:value="43" calcext:value-type="float">
            <text:p>43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40" calcext:value-type="float">
            <text:p>40</text:p>
          </table:table-cell>
          <table:table-cell table:style-name="ce5" table:formula="of:=PRODUCT(2;ORG.LIBREOFFICE.RAWSUBTRACT( [.D314];5))" office:value-type="float" office:value="70" calcext:value-type="float">
            <text:p>7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24" calcext:value-type="float">
            <text:p>24</text:p>
          </table:table-cell>
          <table:table-cell table:style-name="ce5" table:formula="of:=PRODUCT(2;ORG.LIBREOFFICE.RAWSUBTRACT( [.D315];5))" office:value-type="float" office:value="38" calcext:value-type="float">
            <text:p>38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15" calcext:value-type="float">
            <text:p>15</text:p>
          </table:table-cell>
          <table:table-cell table:style-name="ce5" table:formula="of:=PRODUCT(2;ORG.LIBREOFFICE.RAWSUBTRACT( [.D316];5))" office:value-type="float" office:value="20" calcext:value-type="float">
            <text:p>2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38" calcext:value-type="float">
            <text:p>38</text:p>
          </table:table-cell>
          <table:table-cell table:style-name="ce5" table:formula="of:=PRODUCT(2;ORG.LIBREOFFICE.RAWSUBTRACT( [.D317];5))" office:value-type="float" office:value="66" calcext:value-type="float">
            <text:p>66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PRODUCT(2;ORG.LIBREOFFICE.RAWSUBTRACT( [.D318];5))" office:value-type="float" office:value="28" calcext:value-type="float">
            <text:p>28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24" calcext:value-type="float">
            <text:p>24</text:p>
          </table:table-cell>
          <table:table-cell table:style-name="ce5" table:formula="of:=PRODUCT(2;ORG.LIBREOFFICE.RAWSUBTRACT( [.D319];5))" office:value-type="float" office:value="38" calcext:value-type="float">
            <text:p>38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33" calcext:value-type="float">
            <text:p>233</text:p>
          </table:table-cell>
          <table:table-cell table:style-name="ce32" table:formula="of:=QUOTIENT(ORG.LIBREOFFICE.RAWSUBTRACT( [.D321];30);3)" office:value-type="float" office:value="67" calcext:value-type="float">
            <text:p>67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33" calcext:value-type="float">
            <text:p>33</text:p>
          </table:table-cell>
          <table:table-cell table:style-name="ce5" table:formula="of:=PRODUCT(2;ORG.LIBREOFFICE.RAWSUBTRACT( [.D322];5))" office:value-type="float" office:value="56" calcext:value-type="float">
            <text:p>56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49" calcext:value-type="float">
            <text:p>49</text:p>
          </table:table-cell>
          <table:table-cell table:style-name="ce5" table:formula="of:=PRODUCT(2;ORG.LIBREOFFICE.RAWSUBTRACT( [.D323];5))" office:value-type="float" office:value="88" calcext:value-type="float">
            <text:p>88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32" calcext:value-type="float">
            <text:p>32</text:p>
          </table:table-cell>
          <table:table-cell table:style-name="ce5" table:formula="of:=PRODUCT(2;ORG.LIBREOFFICE.RAWSUBTRACT( [.D324];5))" office:value-type="float" office:value="54" calcext:value-type="float">
            <text:p>54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34" calcext:value-type="float">
            <text:p>34</text:p>
          </table:table-cell>
          <table:table-cell table:style-name="ce5" table:formula="of:=PRODUCT(2;ORG.LIBREOFFICE.RAWSUBTRACT( [.D325];5))" office:value-type="float" office:value="58" calcext:value-type="float">
            <text:p>58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PRODUCT(2;ORG.LIBREOFFICE.RAWSUBTRACT( [.D326];5))" office:value-type="float" office:value="72" calcext:value-type="float">
            <text:p>72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44" calcext:value-type="float">
            <text:p>44</text:p>
          </table:table-cell>
          <table:table-cell table:style-name="ce5" table:formula="of:=PRODUCT(2;ORG.LIBREOFFICE.RAWSUBTRACT( [.D327];5))" office:value-type="float" office:value="78" calcext:value-type="float">
            <text:p>78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148" calcext:value-type="float">
            <text:p>148</text:p>
          </table:table-cell>
          <table:table-cell table:style-name="ce32" table:formula="of:=QUOTIENT(ORG.LIBREOFFICE.RAWSUBTRACT( [.D329];30);3)" office:value-type="float" office:value="39" calcext:value-type="float">
            <text:p>39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30" calcext:value-type="float">
            <text:p>30</text:p>
          </table:table-cell>
          <table:table-cell table:style-name="ce5" table:formula="of:=PRODUCT(2;ORG.LIBREOFFICE.RAWSUBTRACT( [.D330];5))" office:value-type="float" office:value="50" calcext:value-type="float">
            <text:p>5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23" calcext:value-type="float">
            <text:p>23</text:p>
          </table:table-cell>
          <table:table-cell table:style-name="ce5" table:formula="of:=PRODUCT(2;ORG.LIBREOFFICE.RAWSUBTRACT( [.D331];5))" office:value-type="float" office:value="36" calcext:value-type="float">
            <text:p>36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28" calcext:value-type="float">
            <text:p>28</text:p>
          </table:table-cell>
          <table:table-cell table:style-name="ce5" table:formula="of:=PRODUCT(2;ORG.LIBREOFFICE.RAWSUBTRACT( [.D332];5))" office:value-type="float" office:value="46" calcext:value-type="float">
            <text:p>46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30" calcext:value-type="float">
            <text:p>30</text:p>
          </table:table-cell>
          <table:table-cell table:style-name="ce5" table:formula="of:=PRODUCT(2;ORG.LIBREOFFICE.RAWSUBTRACT( [.D333];5))" office:value-type="float" office:value="50" calcext:value-type="float">
            <text:p>5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22" calcext:value-type="float">
            <text:p>22</text:p>
          </table:table-cell>
          <table:table-cell table:style-name="ce5" table:formula="of:=PRODUCT(2;ORG.LIBREOFFICE.RAWSUBTRACT( [.D334];5))" office:value-type="float" office:value="34" calcext:value-type="float">
            <text:p>34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15" calcext:value-type="float">
            <text:p>15</text:p>
          </table:table-cell>
          <table:table-cell table:style-name="ce5" table:formula="of:=PRODUCT(2;ORG.LIBREOFFICE.RAWSUBTRACT( [.D335];5))" office:value-type="float" office:value="20" calcext:value-type="float">
            <text:p>2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102" calcext:value-type="float">
            <text:p>102</text:p>
          </table:table-cell>
          <table:table-cell table:style-name="ce32" table:formula="of:=QUOTIENT(ORG.LIBREOFFICE.RAWSUBTRACT( [.D337];30);3)" office:value-type="float" office:value="24" calcext:value-type="float">
            <text:p>24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22" calcext:value-type="float">
            <text:p>22</text:p>
          </table:table-cell>
          <table:table-cell table:style-name="ce5" table:formula="of:=PRODUCT(2;ORG.LIBREOFFICE.RAWSUBTRACT( [.D338];5))" office:value-type="float" office:value="34" calcext:value-type="float">
            <text:p>34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11" calcext:value-type="float">
            <text:p>11</text:p>
          </table:table-cell>
          <table:table-cell table:style-name="ce5" table:formula="of:=PRODUCT(2;ORG.LIBREOFFICE.RAWSUBTRACT( [.D339];5))" office:value-type="float" office:value="12" calcext:value-type="float">
            <text:p>12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11" calcext:value-type="float">
            <text:p>11</text:p>
          </table:table-cell>
          <table:table-cell table:style-name="ce5" table:formula="of:=PRODUCT(2;ORG.LIBREOFFICE.RAWSUBTRACT( [.D340];5))" office:value-type="float" office:value="12" calcext:value-type="float">
            <text:p>12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14" calcext:value-type="float">
            <text:p>14</text:p>
          </table:table-cell>
          <table:table-cell table:style-name="ce5" table:formula="of:=PRODUCT(2;ORG.LIBREOFFICE.RAWSUBTRACT( [.D341];5))" office:value-type="float" office:value="18" calcext:value-type="float">
            <text:p>18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16" calcext:value-type="float">
            <text:p>16</text:p>
          </table:table-cell>
          <table:table-cell table:style-name="ce5" table:formula="of:=PRODUCT(2;ORG.LIBREOFFICE.RAWSUBTRACT( [.D342];5))" office:value-type="float" office:value="22" calcext:value-type="float">
            <text:p>22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28" calcext:value-type="float">
            <text:p>28</text:p>
          </table:table-cell>
          <table:table-cell table:style-name="ce5" table:formula="of:=PRODUCT(2;ORG.LIBREOFFICE.RAWSUBTRACT( [.D343];5))" office:value-type="float" office:value="46" calcext:value-type="float">
            <text:p>46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197" calcext:value-type="float">
            <text:p>197</text:p>
          </table:table-cell>
          <table:table-cell table:style-name="ce32" table:formula="of:=QUOTIENT(ORG.LIBREOFFICE.RAWSUBTRACT( [.D345];30);3)" office:value-type="float" office:value="55" calcext:value-type="float">
            <text:p>55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43" calcext:value-type="float">
            <text:p>43</text:p>
          </table:table-cell>
          <table:table-cell table:style-name="ce5" table:formula="of:=PRODUCT(2;ORG.LIBREOFFICE.RAWSUBTRACT( [.D346];5))" office:value-type="float" office:value="76" calcext:value-type="float">
            <text:p>76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23" calcext:value-type="float">
            <text:p>23</text:p>
          </table:table-cell>
          <table:table-cell table:style-name="ce5" table:formula="of:=PRODUCT(2;ORG.LIBREOFFICE.RAWSUBTRACT( [.D347];5))" office:value-type="float" office:value="36" calcext:value-type="float">
            <text:p>36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21" calcext:value-type="float">
            <text:p>21</text:p>
          </table:table-cell>
          <table:table-cell table:style-name="ce5" table:formula="of:=PRODUCT(2;ORG.LIBREOFFICE.RAWSUBTRACT( [.D348];5))" office:value-type="float" office:value="32" calcext:value-type="float">
            <text:p>32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29" calcext:value-type="float">
            <text:p>29</text:p>
          </table:table-cell>
          <table:table-cell table:style-name="ce5" table:formula="of:=PRODUCT(2;ORG.LIBREOFFICE.RAWSUBTRACT( [.D349];5))" office:value-type="float" office:value="48" calcext:value-type="float">
            <text:p>48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PRODUCT(2;ORG.LIBREOFFICE.RAWSUBTRACT( [.D350];5))" office:value-type="float" office:value="72" calcext:value-type="float">
            <text:p>72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PRODUCT(2;ORG.LIBREOFFICE.RAWSUBTRACT( [.D351];5))" office:value-type="float" office:value="70" calcext:value-type="float">
            <text:p>7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0:47:42.936970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9T11:31:31.067750864</dc:date>
    <meta:editing-duration>P1DT9H29M48S</meta:editing-duration>
    <meta:editing-cycles>210</meta:editing-cycles>
    <meta:document-statistic meta:table-count="2" meta:cell-count="3921" meta:object-count="0"/>
  </office:meta>
</office:document-meta>
</file>